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1" table:number-columns-repeated="54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2" office:value-type="string" calcext:value-type="string">
            <text:p>MULTISTART</text:p>
          </table:table-cell>
          <table:table-cell table:style-name="ce1" office:value-type="string" calcext:value-type="string">
            <text:p>MULTISTART CALLS</text:p>
          </table:table-cell>
          <table:table-cell table:style-name="ce2" office:value-type="string" calcext:value-type="string">
            <text:p>MINFINDER</text:p>
          </table:table-cell>
          <table:table-cell table:style-name="ce1" office:value-type="string" calcext:value-type="string">
            <text:p>MINFINDER CALLS</text:p>
          </table:table-cell>
          <table:table-cell table:style-name="ce1"/>
          <table:table-cell table:style-name="ce2" office:value-type="string" calcext:value-type="string">
            <text:p>MINFINDER</text:p>
          </table:table-cell>
          <table:table-cell table:style-name="ce1" office:value-type="string" calcext:value-type="string">
            <text:p>MINFINDER CALLS</text:p>
          </table:table-cell>
          <table:table-cell table:style-name="ce1" table:number-columns-repeated="54"/>
        </table:table-row>
        <table:table-row table:style-name="ro1">
          <table:table-cell office:value-type="string" calcext:value-type="string">
            <text:p>B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33" calcext:value-type="float">
            <text:p>22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13" calcext:value-type="float">
            <text:p>341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33" calcext:value-type="float">
            <text:p>225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3" calcext:value-type="float">
            <text:p>283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05" calcext:value-type="float">
            <text:p>28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09" calcext:value-type="float">
            <text:p>18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9" calcext:value-type="float">
            <text:p>262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00" calcext:value-type="float">
            <text:p>26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35" calcext:value-type="float">
            <text:p>97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068" calcext:value-type="float">
            <text:p>20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72" calcext:value-type="float">
            <text:p>53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58" calcext:value-type="float">
            <text:p>1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02" calcext:value-type="float">
            <text:p>13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342" calcext:value-type="float">
            <text:p>23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22" calcext:value-type="float">
            <text:p>120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0" calcext:value-type="float">
            <text:p>283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726" calcext:value-type="float">
            <text:p>27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17" calcext:value-type="float">
            <text:p>172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60" calcext:value-type="float">
            <text:p>32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4" calcext:value-type="float">
            <text:p>18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5" calcext:value-type="float">
            <text:p>326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40" calcext:value-type="float">
            <text:p>33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48" calcext:value-type="float">
            <text:p>9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182" calcext:value-type="float">
            <text:p>1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kls3100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5501" calcext:value-type="float">
            <text:p>5501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6322" calcext:value-type="float">
            <text:p>6322</text:p>
          </table:table-cell>
          <table:table-cell/>
          <table:table-cell office:value-type="percentage" office:value="0.0667" calcext:value-type="percentage">
            <text:p>6,67%</text:p>
          </table:table-cell>
          <table:table-cell office:value-type="float" office:value="1649" calcext:value-type="float">
            <text:p>16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03" calcext:value-type="float">
            <text:p>130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786" calcext:value-type="float">
            <text:p>17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372" calcext:value-type="float">
            <text:p>5337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498" calcext:value-type="float">
            <text:p>7498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7629" calcext:value-type="float">
            <text:p>76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4" calcext:value-type="float">
            <text:p>15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15" calcext:value-type="float">
            <text:p>14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63" calcext:value-type="float">
            <text:p>1146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3545" calcext:value-type="float">
            <text:p>135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9" calcext:value-type="float">
            <text:p>194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0" calcext:value-type="float">
            <text:p>374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892" calcext:value-type="float">
            <text:p>38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31" calcext:value-type="float">
            <text:p>111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601" calcext:value-type="float">
            <text:p>4960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9488" calcext:value-type="float">
            <text:p>494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405" calcext:value-type="float">
            <text:p>208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094" calcext:value-type="float">
            <text:p>9109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11124" calcext:value-type="float">
            <text:p>1111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575" calcext:value-type="float">
            <text:p>28057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0254" calcext:value-type="float">
            <text:p>170254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176125" calcext:value-type="float">
            <text:p>1761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68" calcext:value-type="float">
            <text:p>169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553" calcext:value-type="float">
            <text:p>5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24" calcext:value-type="float">
            <text:p>192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65" calcext:value-type="float">
            <text:p>346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55" calcext:value-type="float">
            <text:p>34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85" calcext:value-type="float">
            <text:p>209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6" calcext:value-type="float">
            <text:p>297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94" calcext:value-type="float">
            <text:p>29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84" calcext:value-type="float">
            <text:p>202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6" calcext:value-type="float">
            <text:p>356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625" calcext:value-type="float">
            <text:p>36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38" calcext:value-type="float">
            <text:p>15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0" calcext:value-type="float">
            <text:p>289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17" calcext:value-type="float">
            <text:p>29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5" calcext:value-type="float">
            <text:p>18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2" calcext:value-type="float">
            <text:p>326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61" calcext:value-type="float">
            <text:p>32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79" calcext:value-type="float">
            <text:p>198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1" calcext:value-type="float">
            <text:p>345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47" calcext:value-type="float">
            <text:p>34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32" calcext:value-type="float">
            <text:p>21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053" calcext:value-type="float">
            <text:p>40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4776" calcext:value-type="float">
            <text:p>11947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72" calcext:value-type="float">
            <text:p>1957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9461" calcext:value-type="float">
            <text:p>194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ffpower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5096" calcext:value-type="float">
            <text:p>95509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2621" calcext:value-type="float">
            <text:p>12621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12628" calcext:value-type="float">
            <text:p>126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11" calcext:value-type="float">
            <text:p>1551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60" calcext:value-type="float">
            <text:p>21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557" calcext:value-type="float">
            <text:p>5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n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84" calcext:value-type="float">
            <text:p>2318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673" calcext:value-type="float">
            <text:p>6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nu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905" calcext:value-type="float">
            <text:p>399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279" calcext:value-type="float">
            <text:p>1279</text:p>
          </table:table-cell>
          <table:table-cell table:number-columns-repeated="54"/>
        </table:table-row>
        <table:table-row table:style-name="ro1" table:number-rows-repeated="2">
          <table:table-cell table:number-columns-repeated="62"/>
        </table:table-row>
        <table:table-row table:style-name="ro1">
          <table:table-cell/>
          <table:table-cell table:formula="of:=AVERAGE([.B2:.B36])" office:value-type="percentage" office:value="0.971718181818182" calcext:value-type="percentage">
            <text:p>97,17%</text:p>
          </table:table-cell>
          <table:table-cell table:formula="of:=SUM([.C2:.C36])" office:value-type="float" office:value="3275547" calcext:value-type="float">
            <text:p>3275547</text:p>
          </table:table-cell>
          <table:table-cell table:formula="of:=AVERAGE([.D2:.D36])" office:value-type="percentage" office:value="0.976769696969697" calcext:value-type="percentage">
            <text:p>97,68%</text:p>
          </table:table-cell>
          <table:table-cell table:formula="of:=SUM([.E2:.E36])" office:value-type="float" office:value="425147" calcext:value-type="float">
            <text:p>425147</text:p>
          </table:table-cell>
          <table:table-cell/>
          <table:table-cell table:formula="of:=AVERAGE([.G2:.G36])" office:value-type="percentage" office:value="0.963639393939394" calcext:value-type="percentage">
            <text:p>96,36%</text:p>
          </table:table-cell>
          <table:table-cell table:formula="of:=SUM([.H2:.H36])" office:value-type="float" office:value="448906" calcext:value-type="float">
            <text:p>448906</text:p>
          </table:table-cell>
          <table:table-cell table:number-columns-repeated="54"/>
        </table:table-row>
        <table:table-row table:style-name="ro1">
          <table:table-cell table:number-columns-repeated="62"/>
        </table:table-row>
        <table:table-row table:style-name="ro2">
          <table:table-cell table:number-columns-repeated="4"/>
          <table:table-cell table:style-name="ce4" table:formula="of:=([.C37]-[.E37])/[.C37]" office:value-type="percentage" office:value="0.870205800741067" calcext:value-type="percentage">
            <text:p>87,02%</text:p>
          </table:table-cell>
          <table:table-cell table:number-columns-repeated="2"/>
          <table:table-cell table:style-name="ce4" table:formula="of:=([.E37]-[.H37])/[.E37]" office:value-type="percentage" office:value="-0.0558842000531581" calcext:value-type="percentage">
            <text:p>-5,59%</text:p>
          </table:table-cell>
          <table:table-cell table:number-columns-repeated="54"/>
        </table:table-row>
        <table:table-row table:style-name="ro1">
          <table:table-cell table:number-columns-repeated="4"/>
          <table:table-cell office:value-type="string" calcext:value-type="string">
            <text:p>repulsion sampling</text:p>
          </table:table-cell>
          <table:table-cell/>
          <table:table-cell office:value-type="string" calcext:value-type="string">
            <text:p>uniform sampling</text:p>
          </table:table-cell>
          <table:table-cell table:number-columns-repeated="55"/>
        </table:table-row>
        <table:table-row table:style-name="ro1" table:number-rows-repeated="1048535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8:33:56.11527407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5:39:06.948203464</meta:creation-date>
    <dc:date>2020-09-20T19:51:51.708595073</dc:date>
    <meta:editing-duration>PT2H5M8S</meta:editing-duration>
    <meta:editing-cycles>32</meta:editing-cycles>
    <meta:generator>LibreOffice/6.4.5.2$Linux_X86_64 LibreOffice_project/40$Build-2</meta:generator>
    <meta:document-statistic meta:table-count="1" meta:cell-count="248" meta:object-count="0"/>
  </office:meta>
</office:document-meta>
</file>